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0b1d1f" officeooo:paragraph-rsid="000ff955" style:font-size-asian="10pt" style:font-weight-asian="normal" style:font-size-complex="10pt" style:font-weight-complex="normal"/>
    </style:style>
    <style:style style:name="P2" style:family="paragraph" style:parent-style-name="Standard">
      <style:text-properties fo:font-size="10pt" officeooo:rsid="000b1d1f" officeooo:paragraph-rsid="000ff955" style:font-size-asian="10pt" style:font-size-complex="10pt"/>
    </style:style>
    <style:style style:name="P3" style:family="paragraph" style:parent-style-name="Standard">
      <style:text-properties fo:font-size="10pt" officeooo:paragraph-rsid="000ff955" style:font-size-asian="10pt" style:font-size-complex="10pt"/>
    </style:style>
    <style:style style:name="P4" style:family="paragraph" style:parent-style-name="Standard">
      <style:text-properties fo:font-size="10pt" officeooo:rsid="000ff955" officeooo:paragraph-rsid="000ff955" style:font-size-asian="10pt" style:font-size-complex="10pt"/>
    </style:style>
    <style:style style:name="P5" style:family="paragraph" style:parent-style-name="Standard">
      <style:text-properties fo:font-size="10pt" style:text-underline-style="solid" style:text-underline-width="auto" style:text-underline-color="font-color" officeooo:paragraph-rsid="000ff955" style:font-size-asian="10pt" style:font-size-complex="10pt"/>
    </style:style>
    <style:style style:name="P6" style:family="paragraph" style:parent-style-name="Standard" style:master-page-name="Standard">
      <style:paragraph-properties style:page-number="auto"/>
      <style:text-properties fo:font-size="10pt" officeooo:paragraph-rsid="000ff955" style:font-size-asian="10pt" style:font-size-complex="10pt"/>
    </style:style>
    <style:style style:name="P7" style:family="paragraph" style:parent-style-name="Preformatted_20_Text">
      <style:text-properties officeooo:rsid="000ff955" officeooo:paragraph-rsid="000ff955"/>
    </style:style>
    <style:style style:name="P8" style:family="paragraph" style:parent-style-name="Preformatted_20_Text">
      <style:text-properties fo:font-weight="bold" officeooo:rsid="000ff955" officeooo:paragraph-rsid="000ff955" style:font-weight-asian="bold" style:font-weight-complex="bold"/>
    </style:style>
    <style:style style:name="P9" style:family="paragraph" style:parent-style-name="Preformatted_20_Text">
      <style:text-properties fo:font-weight="normal" officeooo:rsid="000ff955" officeooo:paragraph-rsid="000ff955" style:font-weight-asian="normal" style:font-weight-complex="normal"/>
    </style:style>
    <style:style style:name="P10" style:family="paragraph" style:parent-style-name="Preformatted_20_Text">
      <style:paragraph-properties fo:break-before="page"/>
      <style:text-properties fo:font-weight="bold" officeooo:rsid="000ff955" officeooo:paragraph-rsid="000ff955" style:font-weight-asian="bold" style:font-weight-complex="bold"/>
    </style:style>
    <style:style style:name="T1" style:family="text">
      <style:text-properties officeooo:rsid="000ff955"/>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0b1d1f"/>
    </style:style>
    <style:style style:name="T5" style:family="text">
      <style:text-properties style:font-name-asian="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2, Fall 2015 <text:s text:c="28"/><text:span text:style-name="T3">CS 2</text:span> <text:span text:style-name="T3">Cover Letter</text:span> </text:p>
      <text:p text:style-name="P3">Dr. Gurka</text:p>
      <text:p text:style-name="P3"/>
      <text:p text:style-name="P3">Name: <text:span text:style-name="T4">Sergiy Kolodyazhnyy</text:span></text:p>
      <text:p text:style-name="P3">Assignment: <text:s/><text:span text:style-name="T4">Project #4 Big Addition</text:span></text:p>
      <text:p text:style-name="P3">Date submitted: <text:span text:style-name="T4">9 / 21 / 2015</text:span></text:p>
      <text:p text:style-name="P3">Total time: <text:span text:style-name="T4">about 8 hours</text:span></text:p>
      <text:p text:style-name="P3"/>
      <text:p text:style-name="P3">On time or late? <text:span text:style-name="T4">On time</text:span></text:p>
      <text:p text:style-name="P3">GOOJF? <text:span text:style-name="T4">no</text:span></text:p>
      <text:p text:style-name="P3"/>
      <text:p text:style-name="P3">Did you collaborate with any classmates on this project? <text:span text:style-name="T1">No, discounting the input file swapping</text:span></text:p>
      <text:p text:style-name="P3">If yes, who and what did you work together on?</text:p>
      <text:p text:style-name="P3"/>
      <text:p text:style-name="P3">Did you get any tutoring or similar help on this project? <text:s/>Explain. </text:p>
      <text:p text:style-name="P3"/>
      <text:p text:style-name="P2">Mostly referenced to java API documentation online. </text:p>
      <text:p text:style-name="P3"/>
      <text:p text:style-name="P5">How’d it go?</text:p>
      <text:p text:style-name="P3"/>
      <text:p text:style-name="P3"><text:span text:style-name="T5"><text:s text:c="3"/></text:span>What went well? </text:p>
      <text:p text:style-name="P3"/>
      <text:p text:style-name="P4">Desing idea for the stack, data classes, getting to store necessary data from file to data objects. With the test data from input files, it appears my program does addition properly, as outputs and expected outputs match.</text:p>
      <text:p text:style-name="P3"/>
      <text:p text:style-name="P3"><text:span text:style-name="T5"><text:s text:c="3"/></text:span>What problems did you have?</text:p>
      <text:p text:style-name="P3"/>
      <text:p text:style-name="P4">The originall idea for how stack should perform addition didn't work out quite as I planned,but was quickly corrected with series of step-by-step edits and recompilings.</text:p>
      <text:p text:style-name="P3"/>
      <text:p text:style-name="P3"><text:span text:style-name="T5"><text:s text:c="3"/></text:span>What did you learn new?</text:p>
      <text:p text:style-name="P2"/>
      <text:p text:style-name="P4">Creating array of objects, creating stacks.</text:p>
      <text:p text:style-name="P4"/>
      <text:p text:style-name="P3"><text:span text:style-name="T5"><text:s text:c="3"/></text:span>Any remaining questions?</text:p>
      <text:p text:style-name="P3"/>
      <text:p text:style-name="P3"><text:span text:style-name="T5"><text:s text:c="3"/></text:span>Other comments on the project?</text:p>
      <text:p text:style-name="P3"/>
      <text:p text:style-name="P4">This being preliminary submission, I have focused on functionality. Still missing comma formating. </text:p>
      <text:p text:style-name="P4"/>
      <text:p text:style-name="P3">If this project is late, what is not included or not working correctly? </text:p>
      <text:p text:style-name="P3"/>
      <text:p text:style-name="P3"/>
      <text:p text:style-name="P3">Other discussions as specified with the project.</text:p>
      <text:p text:style-name="P3"/>
      <text:p text:style-name="P1"/>
      <text:p text:style-name="P10">Driver class</text:p>
      <text:p text:style-name="P8"/>
      <text:p text:style-name="P8"><text:span text:style-name="T2">This reads data from an input file (which is passed as one of the command line arguments), stores the information into array of objects created from data class.</text:span></text:p>
      <text:p text:style-name="P8"/>
      <text:p text:style-name="P7"><text:s text:c="5"/>1: /****************************************</text:p>
      <text:p text:style-name="P7"><text:s text:c="5"/>2: Author: Sergiy Kolodyazhnyy</text:p>
      <text:p text:style-name="P7"><text:s text:c="5"/>3: Course: CS 2050</text:p>
      <text:p text:style-name="P7"><text:s text:c="5"/>4: Date: Sept 21 2015</text:p>
      <text:p text:style-name="P7"><text:s text:c="5"/>5: Instructor: Prof Gurka</text:p>
      <text:p text:style-name="P7"><text:s text:c="5"/>6: Java version: OpenJDK, 1.7.0</text:p>
      <text:p text:style-name="P7"><text:s text:c="5"/>7: IDE: nano text-editor and java compiler</text:p>
      <text:p text:style-name="P7"><text:s text:c="5"/>8: Project: #4, Big Addition, preliminary</text:p>
      <text:p text:style-name="P7"><text:s text:c="5"/>9: *****************************************/</text:p>
      <text:p text:style-name="P7"><text:s text:c="4"/>10: </text:p>
      <text:p text:style-name="P7"><text:s text:c="4"/>11: import java.io.File;</text:p>
      <text:p text:style-name="P7"><text:s text:c="4"/>12: import java.util.Scanner;</text:p>
      <text:p text:style-name="P7"><text:s text:c="4"/>13: import java.io.IOException;</text:p>
      <text:p text:style-name="P7"><text:s text:c="4"/>14: </text:p>
      <text:p text:style-name="P7"><text:s text:c="4"/>15: public class driver</text:p>
      <text:p text:style-name="P7"><text:s text:c="4"/>16: {</text:p>
      <text:p text:style-name="P7"><text:s text:c="4"/>17: <text:s text:c="4"/>public static void main(String[] args) throws IOException</text:p>
      <text:p text:style-name="P7"><text:s text:c="4"/>18: <text:s text:c="4"/>{</text:p>
      <text:p text:style-name="P7"><text:s text:c="4"/>19: <text:s text:c="8"/>String planAuthor;</text:p>
      <text:p text:style-name="P7"><text:s text:c="4"/>20: <text:s text:c="8"/>File inpFile = new File(args[0]);</text:p>
      <text:p text:style-name="P7"><text:s text:c="4"/>21: <text:s text:c="8"/>Scanner readData = new Scanner(inpFile);</text:p>
      <text:p text:style-name="P7"><text:s text:c="4"/>22: <text:s text:c="8"/>data[] inputData = <text:s/>new data[5];</text:p>
      <text:p text:style-name="P7"><text:s text:c="4"/>23: </text:p>
      <text:p text:style-name="P7"><text:s text:c="4"/>24: <text:tab/> <text:s text:c="3"/>printHeader();</text:p>
      <text:p text:style-name="P7"><text:s text:c="4"/>25: <text:s text:c="8"/>for(int i=0; i&lt;5; i++)</text:p>
      <text:p text:style-name="P7"><text:s text:c="4"/>26: <text:s text:c="12"/>inputData[i] = new data();</text:p>
      <text:p text:style-name="P7"><text:s text:c="4"/>27: </text:p>
      <text:p text:style-name="P7"><text:s text:c="4"/>28: <text:s text:c="8"/>for(int i=0; i&lt;5; i++)</text:p>
      <text:p text:style-name="P7"><text:s text:c="4"/>29: <text:s text:c="12"/>{</text:p>
      <text:p text:style-name="P7"><text:s text:c="4"/>30: <text:s text:c="16"/>if (i == 0)</text:p>
      <text:p text:style-name="P7"><text:s text:c="4"/>31: <text:s text:c="20"/>planAuthor = readData.nextLine();</text:p>
      <text:p text:style-name="P7"><text:s text:c="4"/>32: </text:p>
      <text:p text:style-name="P7"><text:s text:c="4"/>33: <text:s text:c="16"/>inputData[i].caseDescription = readData.nextLine();</text:p>
      <text:p text:style-name="P7"><text:s text:c="4"/>34: <text:s text:c="16"/>inputData[i].opA = readData.nextLine();</text:p>
      <text:p text:style-name="P7"><text:s text:c="4"/>35: <text:s text:c="16"/>inputData[i].opB = readData.nextLine();</text:p>
      <text:p text:style-name="P7"><text:s text:c="4"/>36: <text:s text:c="16"/>inputData[i].result = readData.nextLine();</text:p>
      <text:p text:style-name="P7"><text:s text:c="4"/>37: <text:s text:c="16"/>//inputData[i].performAddition();</text:p>
      <text:p text:style-name="P7"><text:s text:c="4"/>38: <text:s text:c="16"/>//System.out.println("***");</text:p>
      <text:p text:style-name="P7"><text:s text:c="4"/>39: </text:p>
      <text:p text:style-name="P7"><text:s text:c="4"/>40: <text:s text:c="12"/>}</text:p>
      <text:p text:style-name="P7"><text:s text:c="4"/>41: </text:p>
      <text:p text:style-name="P7"><text:s text:c="4"/>42: <text:s text:c="8"/>/*for (int i = 0; i&lt;5;i++)</text:p>
      <text:p text:style-name="P7"><text:s text:c="4"/>43: <text:s text:c="8"/>{</text:p>
      <text:p text:style-name="P7"><text:s text:c="4"/>44: <text:s text:c="8"/><text:tab/>int size = inputData[i].op1.length();</text:p>
      <text:p text:style-name="P7"><text:s text:c="4"/>45: <text:s text:c="8"/><text:tab/>for (int j = 0; j&lt;size; j++)</text:p>
      <text:p text:style-name="P7"><text:s text:c="4"/>46: <text:s text:c="8"/>}*/</text:p>
      <text:p text:style-name="P7"><text:s text:c="4"/>47: </text:p>
      <text:p text:style-name="P7"><text:s text:c="4"/>48: </text:p>
      <text:p text:style-name="P7"><text:s text:c="4"/>49: <text:s text:c="8"/>for (int i=0; i&lt;5; i++)</text:p>
      <text:p text:style-name="P7"><text:s text:c="4"/>50: <text:s text:c="12"/>{</text:p>
      <text:p text:style-name="P7"><text:s text:c="4"/>51: </text:p>
      <text:p text:style-name="P7"><text:s text:c="4"/>52: <text:s text:c="16"/>System.out.println("Case:" + inputData[i].caseDescription);</text:p>
      <text:p text:style-name="P7"><text:s text:c="4"/>53: <text:s text:c="16"/>System.out.println("Operand 1: " + inputData[i].opA);</text:p>
      <text:p text:style-name="P7"><text:s text:c="4"/>54: <text:s text:c="16"/>System.out.println("Operand 2: " + inputData[i].opB);</text:p>
      <text:p text:style-name="P7"><text:soft-page-break/><text:s text:c="4"/>55: <text:s text:c="16"/>System.out.println("Expected Result: " + inputData[i].result);</text:p>
      <text:p text:style-name="P7"><text:s text:c="4"/>56: <text:s text:c="16"/>System.out.print("Result from stack arithmetic: ");</text:p>
      <text:p text:style-name="P7"><text:s text:c="4"/>57: <text:s text:c="16"/>inputData[i].performAddition();</text:p>
      <text:p text:style-name="P7"><text:s text:c="4"/>58: <text:s text:c="16"/>System.out.printf("\n\n");</text:p>
      <text:p text:style-name="P7"><text:s text:c="4"/>59: <text:s text:c="12"/>}</text:p>
      <text:p text:style-name="P7"><text:s text:c="4"/>60: </text:p>
      <text:p text:style-name="P7"><text:s text:c="4"/>61: <text:s text:c="4"/>}</text:p>
      <text:p text:style-name="P7"><text:s text:c="4"/>62: <text:s text:c="4"/>public static void printHeader()</text:p>
      <text:p text:style-name="P7"><text:s text:c="4"/>63: <text:s text:c="4"/>{</text:p>
      <text:p text:style-name="P7"><text:s text:c="4"/>64: <text:tab/>System.out.println("Author: Sergiy Kolodyazhnyy\tCS-2050,Fall-2015");</text:p>
      <text:p text:style-name="P7"><text:s text:c="4"/>65: <text:tab/>System.out.println("Project #4 - Big Addition\n\n");</text:p>
      <text:p text:style-name="P7"><text:s text:c="4"/>66: <text:s text:c="4"/>}</text:p>
      <text:p text:style-name="P7"><text:s text:c="4"/>67: </text:p>
      <text:p text:style-name="P7"><text:s text:c="4"/>68: }</text:p>
      <text:p text:style-name="P7"/>
      <text:p text:style-name="P8">Data class</text:p>
      <text:p text:style-name="P9"/>
      <text:p text:style-name="P9">Big chunk of the work is done here. We use this class to create objects that will <text:s/>store information received from each file and then process it. </text:p>
      <text:p text:style-name="P9"/>
      <text:p text:style-name="P7"><text:s text:c="5"/>1: public class data</text:p>
      <text:p text:style-name="P7"><text:s text:c="5"/>2: {</text:p>
      <text:p text:style-name="P7"><text:s text:c="5"/>3: </text:p>
      <text:p text:style-name="P7"><text:s text:c="5"/>4: <text:s text:c="4"/>//String planAuthor;</text:p>
      <text:p text:style-name="P7"><text:s text:c="5"/>5: <text:s text:c="4"/>String caseDescription;</text:p>
      <text:p text:style-name="P7"><text:s text:c="5"/>6: <text:s text:c="4"/>String opA;</text:p>
      <text:p text:style-name="P7"><text:s text:c="5"/>7: <text:s text:c="4"/>String opB;</text:p>
      <text:p text:style-name="P7"><text:s text:c="5"/>8: <text:s text:c="4"/>String result;</text:p>
      <text:p text:style-name="P7"><text:s text:c="5"/>9: </text:p>
      <text:p text:style-name="P7"><text:s text:c="4"/>10: </text:p>
      <text:p text:style-name="P7"><text:s text:c="4"/>11: <text:s text:c="4"/>public void performAddition()</text:p>
      <text:p text:style-name="P7"><text:s text:c="4"/>12: <text:s text:c="4"/>{</text:p>
      <text:p text:style-name="P7"><text:s text:c="4"/>13: <text:s text:c="8"/>stack numA = new stack();</text:p>
      <text:p text:style-name="P7"><text:s text:c="4"/>14: <text:s text:c="8"/>stack numB = new stack();</text:p>
      <text:p text:style-name="P7"><text:s text:c="4"/>15: <text:s text:c="8"/>stack sumStk = new stack();</text:p>
      <text:p text:style-name="P7"><text:s text:c="4"/>16: <text:s text:c="8"/>//int carry = 0;</text:p>
      <text:p text:style-name="P7"><text:s text:c="4"/>17: <text:s text:c="8"/>int result;</text:p>
      <text:p text:style-name="P7"><text:s text:c="4"/>18: </text:p>
      <text:p text:style-name="P7"><text:s text:c="4"/>19: <text:s text:c="8"/>for (int i=0; i&lt;opA.length(); i++)</text:p>
      <text:p text:style-name="P7"><text:s text:c="4"/>20: <text:s text:c="12"/>numA.push(Character.getNumericValue(opA.charAt(i)));</text:p>
      <text:p text:style-name="P7"><text:s text:c="4"/>21: </text:p>
      <text:p text:style-name="P7"><text:s text:c="4"/>22: <text:s text:c="8"/>for (int i=0; i&lt;opB.length(); i++)</text:p>
      <text:p text:style-name="P7"><text:s text:c="4"/>23: <text:s text:c="12"/>numB.push(Character.getNumericValue(opB.charAt(i)));</text:p>
      <text:p text:style-name="P7"><text:s text:c="4"/>24: </text:p>
      <text:p text:style-name="P7"><text:s text:c="4"/>25: </text:p>
      <text:p text:style-name="P7"><text:s text:c="4"/>26: <text:s text:c="8"/>int carry = 0;</text:p>
      <text:p text:style-name="P7"><text:s text:c="4"/>27: <text:s text:c="8"/>while( !(numA.isEmpty()) || !(numB.isEmpty()) <text:s/>)</text:p>
      <text:p text:style-name="P7"><text:s text:c="4"/>28: <text:s text:c="12"/>{</text:p>
      <text:p text:style-name="P7"><text:s text:c="4"/>29: <text:s text:c="16"/>int num1 = numA.pop();</text:p>
      <text:p text:style-name="P7"><text:s text:c="4"/>30: <text:s text:c="16"/>int num2 = numB.pop();</text:p>
      <text:p text:style-name="P7"><text:s text:c="4"/>31: </text:p>
      <text:p text:style-name="P7"><text:s text:c="4"/>32: <text:s text:c="16"/>if ( num1 == -1 )</text:p>
      <text:p text:style-name="P7"><text:s text:c="4"/>33: <text:s text:c="20"/>{</text:p>
      <text:p text:style-name="P7"><text:s text:c="4"/>34: <text:s text:c="24"/>sumStk.push(num2 + carry);</text:p>
      <text:p text:style-name="P7"><text:s text:c="4"/>35: <text:tab/><text:tab/><text:tab/>carry=0;// this ensures <text:s/>carry is used only once</text:p>
      <text:p text:style-name="P7"><text:s text:c="4"/>36: <text:tab/><text:tab/><text:tab/><text:tab/>// if there is one</text:p>
      <text:p text:style-name="P7"><text:s text:c="4"/>37: <text:s text:c="24"/>continue;</text:p>
      <text:p text:style-name="P7"><text:s text:c="4"/>38: <text:s text:c="20"/>}</text:p>
      <text:p text:style-name="P7"><text:soft-page-break/><text:s text:c="4"/>39: <text:s text:c="16"/>else if (num2 == -1)</text:p>
      <text:p text:style-name="P7"><text:s text:c="4"/>40: <text:s text:c="20"/>{</text:p>
      <text:p text:style-name="P7"><text:s text:c="4"/>41: <text:s text:c="24"/>sumStk.push(num1 + carry);</text:p>
      <text:p text:style-name="P7"><text:s text:c="4"/>42: <text:tab/><text:tab/><text:tab/>carry=0; // same as above</text:p>
      <text:p text:style-name="P7"><text:s text:c="4"/>43: <text:s text:c="24"/>continue;</text:p>
      <text:p text:style-name="P7"><text:s text:c="4"/>44: <text:s text:c="20"/>}</text:p>
      <text:p text:style-name="P7"><text:s text:c="4"/>45: </text:p>
      <text:p text:style-name="P7"><text:s text:c="4"/>46: </text:p>
      <text:p text:style-name="P7"><text:s text:c="4"/>47: <text:s text:c="16"/>int sumNums = num1 + num2 + carry;</text:p>
      <text:p text:style-name="P7"><text:s text:c="4"/>48: <text:tab/><text:tab/>// This part considers the carry number</text:p>
      <text:p text:style-name="P7"><text:s text:c="4"/>49: <text:s text:c="16"/>if (sumNums &gt;= 10 )</text:p>
      <text:p text:style-name="P7"><text:s text:c="4"/>50: <text:s text:c="20"/>{</text:p>
      <text:p text:style-name="P7"><text:s text:c="4"/>51: <text:s text:c="24"/>sumNums = sumNums - 10;</text:p>
      <text:p text:style-name="P7"><text:s text:c="4"/>52: <text:s text:c="24"/>carry = 1;</text:p>
      <text:p text:style-name="P7"><text:s text:c="4"/>53: <text:tab/><text:tab/><text:tab/>// this if statement considers special case where both</text:p>
      <text:p text:style-name="P7"><text:s text:c="4"/>54: <text:tab/><text:tab/><text:tab/>// numbers have carry resulting form adding highest </text:p>
      <text:p text:style-name="P7"><text:s text:c="4"/>55: <text:tab/><text:tab/><text:tab/>// digits, as in case of 512 + 512 = 1024</text:p>
      <text:p text:style-name="P7"><text:s text:c="4"/>56: <text:s text:c="24"/>if (numA.isEmpty() &amp;&amp; numB.isEmpty())</text:p>
      <text:p text:style-name="P7"><text:s text:c="4"/>57: <text:s text:c="28"/>{</text:p>
      <text:p text:style-name="P7"><text:s text:c="4"/>58: <text:s text:c="32"/>sumStk.push(sumNums);</text:p>
      <text:p text:style-name="P7"><text:s text:c="4"/>59: <text:s text:c="32"/>sumStk.push(carry);</text:p>
      <text:p text:style-name="P7"><text:s text:c="4"/>60: <text:s text:c="32"/>break;</text:p>
      <text:p text:style-name="P7"><text:s text:c="4"/>61: <text:s text:c="28"/>}</text:p>
      <text:p text:style-name="P7"><text:s text:c="4"/>62: <text:s text:c="20"/>}</text:p>
      <text:p text:style-name="P7"><text:s text:c="4"/>63: <text:s text:c="16"/>else</text:p>
      <text:p text:style-name="P7"><text:s text:c="4"/>64: <text:s text:c="20"/>{</text:p>
      <text:p text:style-name="P7"><text:s text:c="4"/>65: <text:s text:c="24"/>carry = 0;</text:p>
      <text:p text:style-name="P7"><text:s text:c="4"/>66: <text:s text:c="20"/>}</text:p>
      <text:p text:style-name="P7"><text:s text:c="4"/>67: <text:s text:c="16"/>sumStk.push(sumNums);</text:p>
      <text:p text:style-name="P7"><text:s text:c="4"/>68: <text:s text:c="12"/>}</text:p>
      <text:p text:style-name="P7"><text:s text:c="4"/>69: </text:p>
      <text:p text:style-name="P7"><text:s text:c="4"/>70: </text:p>
      <text:p text:style-name="P7"><text:s text:c="4"/>71: </text:p>
      <text:p text:style-name="P7"><text:s text:c="4"/>72: </text:p>
      <text:p text:style-name="P7"><text:s text:c="4"/>73: //System.out.println();</text:p>
      <text:p text:style-name="P7"><text:s text:c="4"/>74: </text:p>
      <text:p text:style-name="P7"><text:s text:c="4"/>75: <text:s text:c="8"/>for(int i = 0; i &lt;sumStk.size; i++ )</text:p>
      <text:p text:style-name="P7"><text:s text:c="4"/>76: <text:s text:c="12"/>{</text:p>
      <text:p text:style-name="P7"><text:s text:c="4"/>77: <text:s text:c="16"/>int poppedNum = sumStk.pop();</text:p>
      <text:p text:style-name="P7"><text:s text:c="4"/>78: <text:s text:c="16"/>if ( poppedNum != -1 )</text:p>
      <text:p text:style-name="P7"><text:s text:c="4"/>79: <text:s text:c="20"/>System.out.print(poppedNum);</text:p>
      <text:p text:style-name="P7"><text:s text:c="4"/>80: <text:s text:c="12"/>}</text:p>
      <text:p text:style-name="P7"><text:s text:c="4"/>81: </text:p>
      <text:p text:style-name="P7"><text:s text:c="4"/>82: </text:p>
      <text:p text:style-name="P7"><text:s text:c="4"/>83: <text:s text:c="4"/>}</text:p>
      <text:p text:style-name="P7"><text:s text:c="4"/>84: </text:p>
      <text:p text:style-name="P7"><text:s text:c="4"/>85: }</text:p>
      <text:p text:style-name="P7"/>
      <text:p text:style-name="P7"/>
      <text:p text:style-name="P8">Stack class</text:p>
      <text:p text:style-name="P9"/>
      <text:p text:style-name="P9">Simple stack class using array. Provides a template for each opperand stacks, as well as the summation result stack.</text:p>
      <text:p text:style-name="P9"/>
      <text:p text:style-name="P7"><text:s text:c="5"/>1: public class stack</text:p>
      <text:p text:style-name="P7"><text:s text:c="5"/>2: {</text:p>
      <text:p text:style-name="P7"><text:s text:c="5"/>3: <text:s text:c="4"/>private int top = -1;</text:p>
      <text:p text:style-name="P7"><text:s text:c="5"/>4: <text:s text:c="4"/>int size;</text:p>
      <text:p text:style-name="P7"><text:s text:c="5"/>5: <text:s text:c="4"/>int[] stack ;</text:p>
      <text:p text:style-name="P7"><text:soft-page-break/><text:s text:c="5"/>6: </text:p>
      <text:p text:style-name="P7"><text:s text:c="5"/>7: // default constructor with size 10</text:p>
      <text:p text:style-name="P7"><text:s text:c="5"/>8: <text:s text:c="4"/>public stack()</text:p>
      <text:p text:style-name="P7"><text:s text:c="5"/>9: <text:s text:c="4"/>{</text:p>
      <text:p text:style-name="P7"><text:s text:c="4"/>10: <text:s text:c="8"/>size=10;</text:p>
      <text:p text:style-name="P7"><text:s text:c="4"/>11: <text:s text:c="8"/>stack = new int[size];</text:p>
      <text:p text:style-name="P7"><text:s text:c="4"/>12: <text:s text:c="4"/>}</text:p>
      <text:p text:style-name="P7"><text:s text:c="4"/>13: </text:p>
      <text:p text:style-name="P7"><text:s text:c="4"/>14: <text:s text:c="4"/>public stack(int arraySize)</text:p>
      <text:p text:style-name="P7"><text:s text:c="4"/>15: <text:s text:c="4"/>{</text:p>
      <text:p text:style-name="P7"><text:s text:c="4"/>16: <text:s text:c="8"/>size=arraySize;</text:p>
      <text:p text:style-name="P7"><text:s text:c="4"/>17: <text:s text:c="8"/>stack= new int[size];</text:p>
      <text:p text:style-name="P7"><text:s text:c="4"/>18: <text:s text:c="4"/>}</text:p>
      <text:p text:style-name="P7"><text:s text:c="4"/>19: </text:p>
      <text:p text:style-name="P7"><text:s text:c="4"/>20: <text:s text:c="4"/>public void push(int value)</text:p>
      <text:p text:style-name="P7"><text:s text:c="4"/>21: <text:s text:c="4"/>{</text:p>
      <text:p text:style-name="P7"><text:s text:c="4"/>22: <text:s text:c="8"/>if(!(top==size-1))</text:p>
      <text:p text:style-name="P7"><text:s text:c="4"/>23: <text:s text:c="12"/>{</text:p>
      <text:p text:style-name="P7"><text:s text:c="4"/>24: <text:s text:c="16"/>top=top+1;</text:p>
      <text:p text:style-name="P7"><text:s text:c="4"/>25: <text:s text:c="16"/>stack[top]=value;</text:p>
      <text:p text:style-name="P7"><text:s text:c="4"/>26: <text:s text:c="12"/>}</text:p>
      <text:p text:style-name="P7"><text:s text:c="4"/>27: <text:s text:c="8"/>else</text:p>
      <text:p text:style-name="P7"><text:s text:c="4"/>28: <text:s text:c="12"/>{</text:p>
      <text:p text:style-name="P7"><text:s text:c="4"/>29: <text:s text:c="16"/>System.err.println("Stack is full, can't push a value");</text:p>
      <text:p text:style-name="P7"><text:s text:c="4"/>30: <text:s text:c="16"/>System.exit(-1);</text:p>
      <text:p text:style-name="P7"><text:s text:c="4"/>31: </text:p>
      <text:p text:style-name="P7"><text:s text:c="4"/>32: <text:s text:c="12"/>}</text:p>
      <text:p text:style-name="P7"><text:s text:c="4"/>33: <text:s text:c="4"/>}</text:p>
      <text:p text:style-name="P7"><text:s text:c="4"/>34: </text:p>
      <text:p text:style-name="P7"><text:s text:c="4"/>35: <text:s text:c="4"/>public int pop()</text:p>
      <text:p text:style-name="P7"><text:s text:c="4"/>36: <text:s text:c="4"/>{</text:p>
      <text:p text:style-name="P7"><text:s text:c="4"/>37: <text:s text:c="8"/>if(!isEmpty())</text:p>
      <text:p text:style-name="P7"><text:s text:c="4"/>38: <text:s text:c="12"/>{</text:p>
      <text:p text:style-name="P7"><text:s text:c="4"/>39: </text:p>
      <text:p text:style-name="P7"><text:s text:c="4"/>40: <text:s text:c="16"/>int num = stack[top];</text:p>
      <text:p text:style-name="P7"><text:s text:c="4"/>41: <text:s text:c="16"/>top--;</text:p>
      <text:p text:style-name="P7"><text:s text:c="4"/>42: <text:s text:c="16"/>return num;</text:p>
      <text:p text:style-name="P7"><text:s text:c="4"/>43: </text:p>
      <text:p text:style-name="P7"><text:s text:c="4"/>44: <text:s text:c="12"/>}</text:p>
      <text:p text:style-name="P7"><text:s text:c="4"/>45: <text:s text:c="8"/>else</text:p>
      <text:p text:style-name="P7"><text:s text:c="4"/>46: <text:s text:c="12"/>{</text:p>
      <text:p text:style-name="P7"><text:s text:c="4"/>47: <text:s text:c="16"/>return -1;</text:p>
      <text:p text:style-name="P7"><text:s text:c="4"/>48: <text:s text:c="12"/>}</text:p>
      <text:p text:style-name="P7"><text:s text:c="4"/>49: <text:s text:c="4"/>}</text:p>
      <text:p text:style-name="P7"><text:s text:c="4"/>50: </text:p>
      <text:p text:style-name="P7"><text:s text:c="4"/>51: <text:s text:c="4"/>public boolean isEmpty()</text:p>
      <text:p text:style-name="P7"><text:s text:c="4"/>52: <text:s text:c="4"/>{</text:p>
      <text:p text:style-name="P7"><text:s text:c="4"/>53: <text:s text:c="8"/>return (top==-1);</text:p>
      <text:p text:style-name="P7"><text:s text:c="4"/>54: <text:s text:c="4"/>}</text:p>
      <text:p text:style-name="P7"><text:s text:c="4"/>55: </text:p>
      <text:p text:style-name="P7"><text:s text:c="4"/>56: </text:p>
      <text:p text:style-name="P10">Program output</text:p>
      <text:p text:style-name="P8"/>
      <text:p text:style-name="P9">Due to lack of time, I only obtained 3 input files, including my own, on which I could test my program. Nonetheless, it appears to be sufficient , as the program performs as expected. The only requirement the program doesn't meet is printing the output with commas, which wasn't exactly my focus so far, but rather functionality.</text:p>
      <text:p text:style-name="P9"/>
      <text:p text:style-name="P9">Bellow is the command line output as recorded by Unix script command.</text:p>
      <text:p text:style-name="P9"/>
      <text:p text:style-name="P9">$ cat typescript <text:s text:c="43"/></text:p>
      <text:p text:style-name="P9">Script started on Mon 21 Sep 2015 09:32:46 PM MDT</text:p>
      <text:p text:style-name="P9"></text:p>
      <text:p text:style-name="P9">CURRENT DIR:[/home/xieerqi/bin/cs2/hw4]</text:p>
      <text:p text:style-name="P9">$ javac driver.java</text:p>
      <text:p text:style-name="P9"></text:p>
      <text:p text:style-name="P9">CURRENT DIR:[/home/xieerqi/bin/cs2/hw4]</text:p>
      <text:p text:style-name="P9">$ java driver serg-testfile.txt <text:s text:c="91"/></text:p>
      <text:p text:style-name="P9">Author: Sergiy Kolodyazhnyy<text:tab/>CS-2050,Fall-2015</text:p>
      <text:p text:style-name="P9">Project #4 - Big Addition</text:p>
      <text:p text:style-name="P9"></text:p>
      <text:p text:style-name="P9"></text:p>
      <text:p text:style-name="P9">Case:description:same size, single carry </text:p>
      <text:p text:style-name="P9">Operand 1: 1024</text:p>
      <text:p text:style-name="P9">Operand 2: 4096</text:p>
      <text:p text:style-name="P9">Expected Result: 5120</text:p>
      <text:p text:style-name="P9">Result from stack arithmetic: 5120</text:p>
      <text:p text:style-name="P9"></text:p>
      <text:p text:style-name="P9">Case:description:different size</text:p>
      <text:p text:style-name="P9">Operand 1: 512</text:p>
      <text:p text:style-name="P9">Operand 2: 1024</text:p>
      <text:p text:style-name="P9">Expected Result: 1536</text:p>
      <text:p text:style-name="P9">Result from stack arithmetic: 1536</text:p>
      <text:p text:style-name="P9"></text:p>
      <text:p text:style-name="P9">Case:description:operand&gt;max int</text:p>
      <text:p text:style-name="P9">Operand 1: 2147483648</text:p>
      <text:p text:style-name="P9">Operand 2: 512</text:p>
      <text:p text:style-name="P9">Expected Result: 2147484160</text:p>
      <text:p text:style-name="P9">Result from stack arithmetic: 2147484160</text:p>
      <text:p text:style-name="P9"></text:p>
      <text:p text:style-name="P9">Case:description:same size,multiple carry</text:p>
      <text:p text:style-name="P9">Operand 1: 4096</text:p>
      <text:p text:style-name="P9">Operand 2: 4096</text:p>
      <text:p text:style-name="P9">Expected Result: 8192</text:p>
      <text:p text:style-name="P9">Result from stack arithmetic: 8192</text:p>
      <text:p text:style-name="P9"></text:p>
      <text:p text:style-name="P9">Case:description:same size, single carry,output&gt;operands in size</text:p>
      <text:p text:style-name="P9">Operand 1: 512</text:p>
      <text:p text:style-name="P9">Operand 2: 512</text:p>
      <text:p text:style-name="P9">Expected Result: 1024</text:p>
      <text:p text:style-name="P9">Result from stack arithmetic: 1024</text:p>
      <text:p text:style-name="P9"></text:p>
      <text:p text:style-name="P9"></text:p>
      <text:p text:style-name="P9">CURRENT DIR:[/home/xieerqi/bin/cs2/hw4] <text:s text:c="90"/>$ java driver eric-ault-testfile.txt <text:s text:c="86"/></text:p>
      <text:p text:style-name="P9">Author: Sergiy Kolodyazhnyy<text:tab/>CS-2050,Fall-2015</text:p>
      <text:p text:style-name="P9">Project #4 - Big Addition</text:p>
      <text:p text:style-name="P9"></text:p>
      <text:p text:style-name="P9"><text:soft-page-break/></text:p>
      <text:p text:style-name="P9">Case:values have same number of digits</text:p>
      <text:p text:style-name="P9">Operand 1: 12345</text:p>
      <text:p text:style-name="P9">Operand 2: 67890</text:p>
      <text:p text:style-name="P9">Expected Result: 80235</text:p>
      <text:p text:style-name="P9">Result from stack arithmetic: 80235</text:p>
      <text:p text:style-name="P9"></text:p>
      <text:p text:style-name="P9">Case:no carries</text:p>
      <text:p text:style-name="P9">Operand 1: 22708</text:p>
      <text:p text:style-name="P9">Operand 2: 75191</text:p>
      <text:p text:style-name="P9">Expected Result: 97899</text:p>
      <text:p text:style-name="P9">Result from stack arithmetic: 97899</text:p>
      <text:p text:style-name="P9"></text:p>
      <text:p text:style-name="P9">Case:carry for every digit</text:p>
      <text:p text:style-name="P9">Operand 1: 96747968</text:p>
      <text:p text:style-name="P9">Operand 2: 86596352</text:p>
      <text:p text:style-name="P9">Expected Result: 183344320</text:p>
      <text:p text:style-name="P9">Result from stack arithmetic: 183344320</text:p>
      <text:p text:style-name="P9"></text:p>
      <text:p text:style-name="P9">Case:one operand outside int range</text:p>
      <text:p text:style-name="P9">Operand 1: 2249847139</text:p>
      <text:p text:style-name="P9">Operand 2: 2252</text:p>
      <text:p text:style-name="P9">Expected Result: 2249849391</text:p>
      <text:p text:style-name="P9">Result from stack arithmetic: 2249849391</text:p>
      <text:p text:style-name="P9"></text:p>
      <text:p text:style-name="P9">Case:each operand within int range but sum over int range</text:p>
      <text:p text:style-name="P9">Operand 1: 2147483245</text:p>
      <text:p text:style-name="P9">Operand 2: 502</text:p>
      <text:p text:style-name="P9">Expected Result: 2147483747</text:p>
      <text:p text:style-name="P9">Result from stack arithmetic: 2147483747</text:p>
      <text:p text:style-name="P9"></text:p>
      <text:p text:style-name="P9"></text:p>
      <text:p text:style-name="P9">CURRENT DIR:[/home/xieerqi/bin/cs2/hw4] <text:s text:c="84"/>$ java driver jaziel-pauda.txt <text:s text:c="92"/></text:p>
      <text:p text:style-name="P9">Author: Sergiy Kolodyazhnyy<text:tab/>CS-2050,Fall-2015</text:p>
      <text:p text:style-name="P9">Project #4 - Big Addition</text:p>
      <text:p text:style-name="P9"></text:p>
      <text:p text:style-name="P9"></text:p>
      <text:p text:style-name="P9">Case:same size operands</text:p>
      <text:p text:style-name="P9">Operand 1: 8975</text:p>
      <text:p text:style-name="P9">Operand 2: 2461</text:p>
      <text:p text:style-name="P9">Expected Result: 11436</text:p>
      <text:p text:style-name="P9">Result from stack arithmetic: 11436</text:p>
      <text:p text:style-name="P9"></text:p>
      <text:p text:style-name="P9">Case:no carry addition</text:p>
      <text:p text:style-name="P9">Operand 1: 132546</text:p>
      <text:p text:style-name="P9">Operand 2: 54321</text:p>
      <text:p text:style-name="P9">Expected Result: 186867</text:p>
      <text:p text:style-name="P9">Result from stack arithmetic: 186867</text:p>
      <text:p text:style-name="P9"></text:p>
      <text:p text:style-name="P9">Case:values within max size</text:p>
      <text:p text:style-name="P9">Operand 1: 98126750</text:p>
      <text:p text:style-name="P9">Operand 2: 2397514</text:p>
      <text:p text:style-name="P9">Expected Result: 100524264</text:p>
      <text:p text:style-name="P9">Result from stack arithmetic: 100524264</text:p>
      <text:p text:style-name="P9"></text:p>
      <text:p text:style-name="P9">Case:both values greater than max int </text:p>
      <text:p text:style-name="P9">Operand 1: 3980753124</text:p>
      <text:p text:style-name="P9"><text:soft-page-break/>Operand 2: 1324786590</text:p>
      <text:p text:style-name="P9">Expected Result: 5305539714</text:p>
      <text:p text:style-name="P9">Result from stack arithmetic: 5305539714</text:p>
      <text:p text:style-name="P9"></text:p>
      <text:p text:style-name="P9">Case:one operand greater than max size</text:p>
      <text:p text:style-name="P9">Operand 1: 4586138740</text:p>
      <text:p text:style-name="P9">Operand 2: 591742866</text:p>
      <text:p text:style-name="P9">Expected Result: 5177881606</text:p>
      <text:p text:style-name="P9">Result from stack arithmetic: 5177881606</text:p>
      <text:p text:style-name="P9"></text:p>
      <text:p text:style-name="P9"></text:p>
      <text:p text:style-name="P9">CURRENT DIR:[/home/xieerqi/bin/cs2/hw4]</text:p>
      <text:p text:style-name="P9">$ exit</text:p>
      <text:p text:style-name="P9"></text:p>
      <text:p text:style-name="P9">Script done on Mon 21 Sep 2015 09:33:40 PM MDT</text:p>
      <text:p text:style-name="P9"/>
      <text:p text:style-name="P9"/>
      <text:p text:style-name="P10">Original Input files</text:p>
      <text:p text:style-name="P9"/>
      <text:p text:style-name="P9">CURRENT DIR:[/home/xieerqi/bin/cs2/hw4]</text:p>
      <text:p text:style-name="P9">$ cat jaziel-pauda.txt <text:s text:c="37"/></text:p>
      <text:p text:style-name="P9">Test Plan Author: Jaziel Pauda</text:p>
      <text:p text:style-name="P9">same size operands</text:p>
      <text:p text:style-name="P9">8975</text:p>
      <text:p text:style-name="P9">2461</text:p>
      <text:p text:style-name="P9">11436</text:p>
      <text:p text:style-name="P9">no carry addition</text:p>
      <text:p text:style-name="P9">132546</text:p>
      <text:p text:style-name="P9">54321</text:p>
      <text:p text:style-name="P9">186867</text:p>
      <text:p text:style-name="P9">values within max size</text:p>
      <text:p text:style-name="P9">98126750</text:p>
      <text:p text:style-name="P9">2397514</text:p>
      <text:p text:style-name="P9">100524264</text:p>
      <text:p text:style-name="P9">both values greater than max int </text:p>
      <text:p text:style-name="P9">3980753124</text:p>
      <text:p text:style-name="P9">1324786590</text:p>
      <text:p text:style-name="P9">5305539714</text:p>
      <text:p text:style-name="P9">one operand greater than max size</text:p>
      <text:p text:style-name="P9">4586138740</text:p>
      <text:p text:style-name="P9">591742866</text:p>
      <text:p text:style-name="P9">5177881606</text:p>
      <text:p text:style-name="P9"></text:p>
      <text:p text:style-name="P9">CURRENT DIR:[/home/xieerqi/bin/cs2/hw4]</text:p>
      <text:p text:style-name="P9">$ cat eric-ault-testfile.txt <text:s text:c="31"/></text:p>
      <text:p text:style-name="P9">Eric Ault - Test Plan Author</text:p>
      <text:p text:style-name="P9">values have same number of digits</text:p>
      <text:p text:style-name="P9">12345</text:p>
      <text:p text:style-name="P9">67890</text:p>
      <text:p text:style-name="P9">80235</text:p>
      <text:p text:style-name="P9">no carries</text:p>
      <text:p text:style-name="P9">22708</text:p>
      <text:p text:style-name="P9">75191</text:p>
      <text:p text:style-name="P9">97899</text:p>
      <text:p text:style-name="P9">carry for every digit</text:p>
      <text:p text:style-name="P9">96747968</text:p>
      <text:p text:style-name="P9">86596352</text:p>
      <text:p text:style-name="P9">183344320</text:p>
      <text:p text:style-name="P9">one operand outside int range</text:p>
      <text:p text:style-name="P9">2249847139</text:p>
      <text:p text:style-name="P9">2252</text:p>
      <text:p text:style-name="P9">2249849391</text:p>
      <text:p text:style-name="P9">each operand within int range but sum over int range</text:p>
      <text:p text:style-name="P9">2147483245</text:p>
      <text:p text:style-name="P9">502</text:p>
      <text:p text:style-name="P9">2147483747</text:p>
      <text:p text:style-name="P9">CURRENT DIR:[/home/xieerqi/bin/cs2/hw4]</text:p>
      <text:p text:style-name="P9">$ cat serg-testfile.txt <text:s text:c="36"/></text:p>
      <text:p text:style-name="P9">test file author: Sergiy Kolodyazhnyy</text:p>
      <text:p text:style-name="P9">description:same size, single carry </text:p>
      <text:p text:style-name="P9">1024</text:p>
      <text:p text:style-name="P9">4096</text:p>
      <text:p text:style-name="P9">5120</text:p>
      <text:p text:style-name="P9">description:different size</text:p>
      <text:p text:style-name="P9">512</text:p>
      <text:p text:style-name="P9">1024</text:p>
      <text:p text:style-name="P9"><text:soft-page-break/>1536</text:p>
      <text:p text:style-name="P9">description:operand&gt;max int</text:p>
      <text:p text:style-name="P9">2147483648</text:p>
      <text:p text:style-name="P9">512</text:p>
      <text:p text:style-name="P9">2147484160</text:p>
      <text:p text:style-name="P9">description:same size,multiple carry</text:p>
      <text:p text:style-name="P9">4096</text:p>
      <text:p text:style-name="P9">4096</text:p>
      <text:p text:style-name="P9">8192</text:p>
      <text:p text:style-name="P9">description:same size, single carry,output&gt;operands in size</text:p>
      <text:p text:style-name="P9">512</text:p>
      <text:p text:style-name="P9">512</text:p>
      <text:p text:style-name="P9">10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document-statistic meta:table-count="0" meta:image-count="0" meta:object-count="0" meta:page-count="10" meta:paragraph-count="432" meta:word-count="1531" meta:character-count="13187" meta:non-whitespace-character-count="8620"/>
  </office:meta>
</office:document-meta>
</file>